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9cf" officeooo:paragraph-rsid="00128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</text:p>
      <text:p text:style-name="P1"/>
      <text:p text:style-name="P1">Sánchez Castillo <text:s/>Carlos Alberto <text:tab/><text:tab/><text:tab/>17-0656-2019</text:p>
      <text:p text:style-name="P1">Campos Espinoza, Jossue Avisai<text:tab/><text:tab/><text:tab/>17-2115-2018</text:p>
      <text:p text:style-name="P1">Hernández Rivas, Rigoberto<text:tab/><text:tab/><text:tab/><text:tab/>17-2326-2018</text:p>
      <text:p text:style-name="P1">Blanco Gusman. Cesar Gabriel<text:tab/><text:tab/><text:tab/>17-0922-2019</text:p>
      <text:p text:style-name="P1">Guzman Mena, Miguel Angel<text:tab/><text:tab/><text:tab/>17-3722-2018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7:49:58.218757945</meta:creation-date>
    <dc:date>2023-03-18T07:56:25.126714745</dc:date>
    <meta:editing-duration>PT6M28S</meta:editing-duration>
    <meta:editing-cycles>1</meta:editing-cycles>
    <meta:document-statistic meta:table-count="0" meta:image-count="0" meta:object-count="0" meta:page-count="1" meta:paragraph-count="6" meta:word-count="25" meta:character-count="229" meta:non-whitespace-character-count="197"/>
    <meta:generator>LibreOffice/7.3.7.2$Linux_X86_64 LibreOffice_project/30$Build-2</meta:generator>
  </office:meta>
</office:document-meta>
</file>